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text-properties style:font-name="Liberation Serif" officeooo:paragraph-rsid="0014fcd9"/>
    </style:style>
    <style:style style:name="P2" style:family="paragraph" style:parent-style-name="Text_20_body">
      <style:text-properties style:font-name="Liberation Serif" officeooo:paragraph-rsid="001679dc"/>
    </style:style>
    <style:style style:name="P3" style:family="paragraph" style:parent-style-name="Text_20_body">
      <style:text-properties officeooo:paragraph-rsid="0014fcd9"/>
    </style:style>
    <style:style style:name="P4" style:family="paragraph" style:parent-style-name="Text_20_body">
      <style:text-properties officeooo:paragraph-rsid="001679dc"/>
    </style:style>
    <style:style style:name="P5" style:family="paragraph" style:parent-style-name="Text_20_body">
      <style:text-properties officeooo:paragraph-rsid="00178f8a"/>
    </style:style>
    <style:style style:name="T1" style:family="text">
      <style:text-properties style:font-name="Liberation Serif"/>
    </style:style>
    <style:style style:name="T2" style:family="text">
      <style:text-properties style:font-name="Liberation Serif" fo:font-size="14pt" style:font-size-asian="14pt" style:font-size-complex="14pt"/>
    </style:style>
    <style:style style:name="T3" style:family="text">
      <style:text-properties style:font-name="Liberation Serif" officeooo:rsid="0006c760"/>
    </style:style>
    <style:style style:name="T4" style:family="text">
      <style:text-properties fo:font-variant="normal" fo:text-transform="none" fo:color="#d83713" loext:opacity="100%" style:font-name="Liberation Serif" fo:font-size="14pt" fo:letter-spacing="normal" fo:font-style="normal" fo:font-weight="normal"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2">Heritage: Chùa Vĩnh Nghiêm: heritageId: </text:span></text:span><text:span text:style-name="Strong_20_Emphasis"><text:span text:style-name="T4">67f3edb13834bd66e6e1c681</text:span></text:span></text:p>
      <text:p text:style-name="P3"><text:span text:style-name="Strong_20_Emphasis"><text:span text:style-name="T1">Link tham khảo: </text:span></text:span><text:a xlink:type="simple" xlink:href="https://bacgiang.gov.vn/chi-tiet-tin-tuc/-/asset_publisher/St1DaeZNsp94/content/chua-vinh-nghiem-bac-giang" text:style-name="Internet_20_link" text:visited-style-name="Visited_20_Internet_20_Link"><text:span text:style-name="Strong_20_Emphasis"><text:span text:style-name="T3">https://bacgiang.gov.vn/chi-tiet-tin-tuc/-/asset_publisher/St1DaeZNsp94/content/chua-vinh-nghiem-bac-giang</text:span></text:span></text:a></text:p>
      <text:p text:style-name="P4"><text:span text:style-name="Strong_20_Emphasis"><text:span text:style-name="T1">Câu 1: </text:span></text:span><text:span text:style-name="T1">Chùa Vĩnh Nghiêm được xây dựng ban đầu vào thời kỳ nào?</text:span></text:p>
      <text:p text:style-name="P2">A. Thời Lê</text:p>
      <text:p text:style-name="P2">B. Thời Lý</text:p>
      <text:p text:style-name="P2">C. Thời Trần</text:p>
      <text:p text:style-name="P2">D. Thời Nguyễn</text:p>
      <text:p text:style-name="P4"><text:span text:style-name="Strong_20_Emphasis"><text:span text:style-name="T1">Đáp án đúng:</text:span></text:span><text:span text:style-name="T1"> B. Thời Lý</text:span></text:p>
      <text:p text:style-name="P4"><text:span text:style-name="Strong_20_Emphasis"><text:span text:style-name="T1">Giải thích: </text:span></text:span><text:span text:style-name="T1">Chùa Vĩnh Nghiêm được xây dựng từ thời nhà Lý và sau đó được Phật hoàng Trần Nhân Tông tu bổ và phát triển thành trung tâm Phật giáo của Thiền phái Trúc Lâm.</text:span></text:p>
      <text:p text:style-name="P1"/>
      <text:p text:style-name="P4"><text:span text:style-name="Strong_20_Emphasis"><text:span text:style-name="T1">Câu 2: </text:span></text:span><text:span text:style-name="T1">Chùa Vĩnh Nghiêm còn có tên gọi khác là gì?</text:span></text:p>
      <text:p text:style-name="P2">A. Chùa Đức La</text:p>
      <text:p text:style-name="P2">B. Chùa Yên Tử</text:p>
      <text:p text:style-name="P2">C. Chùa Bái Đính</text:p>
      <text:p text:style-name="P2">D. Chùa Một Cột</text:p>
      <text:p text:style-name="P4"><text:span text:style-name="Strong_20_Emphasis"><text:span text:style-name="T1">Đáp án đúng:</text:span></text:span><text:span text:style-name="T1"> A. Chùa Đức La</text:span></text:p>
      <text:p text:style-name="P4"><text:span text:style-name="Strong_20_Emphasis"><text:span text:style-name="T1">Giải thích: </text:span></text:span><text:span text:style-name="T1">Chùa Vĩnh Nghiêm còn được gọi là chùa Đức La, nằm tại thôn Quốc Khánh, xã Trí Yên, huyện Yên Dũng, tỉnh Bắc Giang.</text:span></text:p>
      <text:p text:style-name="P4"><text:span text:style-name="Strong_20_Emphasis"><text:span text:style-name="T1">Câu 3: </text:span></text:span><text:span text:style-name="T1">Chùa Vĩnh Nghiêm gắn liền với dòng thiền nào của Phật giáo Việt Nam?</text:span></text:p>
      <text:p text:style-name="P2">A. Thiền phái Lâm Tế</text:p>
      <text:p text:style-name="P2">B. Thiền phái Tào Động</text:p>
      <text:p text:style-name="P2">C. Thiền phái Trúc Lâm</text:p>
      <text:p text:style-name="P2">D. Thiền phái Mật Tông</text:p>
      <text:p text:style-name="P4"><text:span text:style-name="Strong_20_Emphasis"><text:span text:style-name="T1">Đáp án đúng:</text:span></text:span><text:span text:style-name="T1"> C. Thiền phái Trúc Lâm</text:span></text:p>
      <text:p text:style-name="P4"><text:span text:style-name="Strong_20_Emphasis"><text:span text:style-name="T1">Giải thích: </text:span></text:span><text:span text:style-name="T1">Chùa Vĩnh Nghiêm là trung tâm Phật giáo lớn của Thiền phái Trúc Lâm, dòng thiền do Phật hoàng Trần Nhân Tông sáng lập.</text:span></text:p>
      <text:p text:style-name="P1"/>
      <text:p text:style-name="P4"><text:span text:style-name="Strong_20_Emphasis"><text:span text:style-name="T1">Câu 4: </text:span></text:span><text:span text:style-name="T1">Chùa Vĩnh Nghiêm có vị trí đặc biệt khi nằm gần hợp lưu của hai con sông nào?</text:span></text:p>
      <text:p text:style-name="P2">A. Sông Hồng và sông Đuống</text:p>
      <text:p text:style-name="P2">B. Sông Thương và sông Lục Nam</text:p>
      <text:p text:style-name="P2">C. Sông Lam và sông La</text:p>
      <text:p text:style-name="P2"><text:soft-page-break/>D. Sông Cầu và sông Thương</text:p>
      <text:p text:style-name="P4"><text:span text:style-name="Strong_20_Emphasis"><text:span text:style-name="T1">Đáp án đúng:</text:span></text:span><text:span text:style-name="T1"> B. Sông Thương và sông Lục Nam</text:span></text:p>
      <text:p text:style-name="P4"><text:span text:style-name="Strong_20_Emphasis"><text:span text:style-name="T1">Giải thích: </text:span></text:span><text:span text:style-name="T1">Chùa Vĩnh Nghiêm tọa lạc tại nơi hợp lưu của sông Thương và sông Lục Nam, tạo nên phong cảnh sông nước hữu tình, thơ mộng.</text:span></text:p>
      <text:p text:style-name="P4"><text:span text:style-name="Strong_20_Emphasis"><text:span text:style-name="T1">Câu 5: </text:span></text:span><text:span text:style-name="T1">Theo tấm bia dựng năm Hoàng Định thứ 7 (1606), chùa Vĩnh Nghiêm được ví như hình gì?</text:span></text:p>
      <text:p text:style-name="P2">A. Chiếc chiếu</text:p>
      <text:p text:style-name="P2">B. Cái nong</text:p>
      <text:p text:style-name="P2">C. Tấm thảm</text:p>
      <text:p text:style-name="P5"><text:span text:style-name="T1">D. Bức rèm</text:span></text:p>
      <text:p text:style-name="P5"><text:span text:style-name="Strong_20_Emphasis"><text:span text:style-name="T1">Đáp án đúng:</text:span></text:span><text:span text:style-name="T1"> B. Cái nong</text:span></text:p>
      <text:p text:style-name="P4"><text:span text:style-name="Strong_20_Emphasis"><text:span text:style-name="T1">Giải thích: </text:span></text:span><text:span text:style-name="T1">Bia cổ ghi rằng núi non bao quanh chùa thành hình cái nong – hình ảnh ví von sinh động về cảnh quan nơi đây.</text:span></text:p>
      <text:p text:style-name="P1"/>
      <text:p text:style-name="P4"><text:span text:style-name="Strong_20_Emphasis"><text:span text:style-name="T1">Câu 6: </text:span></text:span><text:span text:style-name="T1">Chùa Vĩnh Nghiêm được xếp hạng di tích gì của Việt Nam?</text:span></text:p>
      <text:p text:style-name="P2">A. Di tích cấp quốc tế</text:p>
      <text:p text:style-name="P2">B. Di tích quốc gia đặc biệt</text:p>
      <text:p text:style-name="P2">C. Di tích lịch sử văn hóa cấp quốc gia</text:p>
      <text:p text:style-name="P2">D. Di tích cấp thành phố</text:p>
      <text:p text:style-name="P4"><text:span text:style-name="Strong_20_Emphasis"><text:span text:style-name="T1">Đáp án đúng:</text:span></text:span><text:span text:style-name="T1"> C. Di tích lịch sử văn hóa cấp quốc gia</text:span></text:p>
      <text:p text:style-name="P4"><text:span text:style-name="Strong_20_Emphasis"><text:span text:style-name="T1">Giải thích: </text:span></text:span><text:span text:style-name="T1">Chùa Vĩnh Nghiêm đã được công nhận là Di tích lịch sử văn hóa cấp quốc gia và là di sản văn hóa phi vật thể quốc gia.</text:span></text:p>
      <text:p text:style-name="P3"><text:span text:style-name="Strong_20_Emphasis"><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7T16:30:15.139391004</meta:creation-date>
    <dc:date>2025-04-27T17:02:13.858164484</dc:date>
    <meta:editing-duration>PT5M19S</meta:editing-duration>
    <meta:editing-cycles>5</meta:editing-cycles>
    <meta:generator>LibreOffice/24.2.7.2$Linux_X86_64 LibreOffice_project/420$Build-2</meta:generator>
    <meta:document-statistic meta:table-count="0" meta:image-count="0" meta:object-count="0" meta:page-count="2" meta:paragraph-count="44" meta:word-count="442" meta:character-count="2076" meta:non-whitespace-character-count="1677"/>
  </office:meta>
</office:document-meta>
</file>